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shapes>
          <draw:frame draw:z-index="0" draw:style-name="gr1" draw:text-style-name="P1" svg:width="159.99mm" svg:height="89.99mm" svg:x="140.82mm" svg:y="100.67mm">
            <loext:p draw:notify-on-update-of-ranges="step.B1:step.B1 step.B2:step.B31 step.C1:step.C1 step.C2:step.C31 step.D1:step.D1 step.D2:step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9.68mm" svg:y="0.01mm">
            <loext:p draw:notify-on-update-of-ranges="step.B2:step.B31 step.G1:step.G1 step.G2:step.G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9.68mm" svg:y="94.83mm">
            <loext:p draw:notify-on-update-of-ranges="step.B2:step.B31 step.F1:step.F1 step.F2:step.F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9.82mm" svg:y="1mm">
            <loext:p draw:notify-on-update-of-ranges="step.G1:step.G1 step.G2:step.G31 step.C1:step.C1 step.C2:step.C31 step.G1:step.G1 step.G2:step.G31 step.D1:step.D1 step.D2:step.D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08</text:p>
          </table:table-cell>
          <table:table-cell office:value-type="float" office:value="14.059571" calcext:value-type="float">
            <text:p>14.059571</text:p>
          </table:table-cell>
          <table:table-cell office:value-type="float" office:value="1.310673" calcext:value-type="float">
            <text:p>1.310673</text:p>
          </table:table-cell>
          <table:table-cell office:value-type="float" office:value="0" calcext:value-type="float">
            <text:p>0</text:p>
          </table:table-cell>
          <table:table-cell office:value-type="float" office:value="1270825" calcext:value-type="float">
            <text:p>12708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09</text:p>
          </table:table-cell>
          <table:table-cell office:value-type="float" office:value="5.514625" calcext:value-type="float">
            <text:p>5.514625</text:p>
          </table:table-cell>
          <table:table-cell office:value-type="float" office:value="0.933957" calcext:value-type="float">
            <text:p>0.933957</text:p>
          </table:table-cell>
          <table:table-cell office:value-type="float" office:value="0" calcext:value-type="float">
            <text:p>0</text:p>
          </table:table-cell>
          <table:table-cell office:value-type="float" office:value="1744897" calcext:value-type="float">
            <text:p>17448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0</text:p>
          </table:table-cell>
          <table:table-cell office:value-type="float" office:value="4.373307" calcext:value-type="float">
            <text:p>4.373307</text:p>
          </table:table-cell>
          <table:table-cell office:value-type="float" office:value="2.183671" calcext:value-type="float">
            <text:p>2.183671</text:p>
          </table:table-cell>
          <table:table-cell office:value-type="float" office:value="0" calcext:value-type="float">
            <text:p>0</text:p>
          </table:table-cell>
          <table:table-cell office:value-type="float" office:value="4086203" calcext:value-type="float">
            <text:p>40862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1</text:p>
          </table:table-cell>
          <table:table-cell office:value-type="float" office:value="9.274924" calcext:value-type="float">
            <text:p>9.274924</text:p>
          </table:table-cell>
          <table:table-cell office:value-type="float" office:value="2.342662" calcext:value-type="float">
            <text:p>2.342662</text:p>
          </table:table-cell>
          <table:table-cell office:value-type="float" office:value="0" calcext:value-type="float">
            <text:p>0</text:p>
          </table:table-cell>
          <table:table-cell office:value-type="float" office:value="3501078" calcext:value-type="float">
            <text:p>35010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2</text:p>
          </table:table-cell>
          <table:table-cell office:value-type="float" office:value="6.250985" calcext:value-type="float">
            <text:p>6.250985</text:p>
          </table:table-cell>
          <table:table-cell office:value-type="float" office:value="1.024862" calcext:value-type="float">
            <text:p>1.024862</text:p>
          </table:table-cell>
          <table:table-cell office:value-type="float" office:value="0" calcext:value-type="float">
            <text:p>0</text:p>
          </table:table-cell>
          <table:table-cell office:value-type="float" office:value="1894588" calcext:value-type="float">
            <text:p>18945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3</text:p>
          </table:table-cell>
          <table:table-cell office:value-type="float" office:value="4.339157" calcext:value-type="float">
            <text:p>4.339157</text:p>
          </table:table-cell>
          <table:table-cell office:value-type="float" office:value="0.471613" calcext:value-type="float">
            <text:p>0.471613</text:p>
          </table:table-cell>
          <table:table-cell office:value-type="float" office:value="0" calcext:value-type="float">
            <text:p>0</text:p>
          </table:table-cell>
          <table:table-cell office:value-type="float" office:value="1488524" calcext:value-type="float">
            <text:p>14885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4</text:p>
          </table:table-cell>
          <table:table-cell office:value-type="float" office:value="5.251342" calcext:value-type="float">
            <text:p>5.251342</text:p>
          </table:table-cell>
          <table:table-cell office:value-type="float" office:value="1.858326" calcext:value-type="float">
            <text:p>1.858326</text:p>
          </table:table-cell>
          <table:table-cell office:value-type="float" office:value="0" calcext:value-type="float">
            <text:p>0</text:p>
          </table:table-cell>
          <table:table-cell office:value-type="float" office:value="3487874" calcext:value-type="float">
            <text:p>34878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5</text:p>
          </table:table-cell>
          <table:table-cell office:value-type="float" office:value="7.308687" calcext:value-type="float">
            <text:p>7.308687</text:p>
          </table:table-cell>
          <table:table-cell office:value-type="float" office:value="1.871056" calcext:value-type="float">
            <text:p>1.871056</text:p>
          </table:table-cell>
          <table:table-cell office:value-type="float" office:value="0" calcext:value-type="float">
            <text:p>0</text:p>
          </table:table-cell>
          <table:table-cell office:value-type="float" office:value="3628904" calcext:value-type="float">
            <text:p>36289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6</text:p>
          </table:table-cell>
          <table:table-cell office:value-type="float" office:value="5.255099" calcext:value-type="float">
            <text:p>5.255099</text:p>
          </table:table-cell>
          <table:table-cell office:value-type="float" office:value="3.26673" calcext:value-type="float">
            <text:p>3.26673</text:p>
          </table:table-cell>
          <table:table-cell office:value-type="float" office:value="0" calcext:value-type="float">
            <text:p>0</text:p>
          </table:table-cell>
          <table:table-cell office:value-type="float" office:value="7141631" calcext:value-type="float">
            <text:p>71416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7</text:p>
          </table:table-cell>
          <table:table-cell office:value-type="float" office:value="5.601636" calcext:value-type="float">
            <text:p>5.601636</text:p>
          </table:table-cell>
          <table:table-cell office:value-type="float" office:value="2.314104" calcext:value-type="float">
            <text:p>2.314104</text:p>
          </table:table-cell>
          <table:table-cell office:value-type="float" office:value="0" calcext:value-type="float">
            <text:p>0</text:p>
          </table:table-cell>
          <table:table-cell office:value-type="float" office:value="3716833" calcext:value-type="float">
            <text:p>37168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8</text:p>
          </table:table-cell>
          <table:table-cell office:value-type="float" office:value="4.206817" calcext:value-type="float">
            <text:p>4.206817</text:p>
          </table:table-cell>
          <table:table-cell office:value-type="float" office:value="0.975434" calcext:value-type="float">
            <text:p>0.975434</text:p>
          </table:table-cell>
          <table:table-cell office:value-type="float" office:value="0" calcext:value-type="float">
            <text:p>0</text:p>
          </table:table-cell>
          <table:table-cell office:value-type="float" office:value="2190819" calcext:value-type="float">
            <text:p>21908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19</text:p>
          </table:table-cell>
          <table:table-cell office:value-type="float" office:value="5.137483" calcext:value-type="float">
            <text:p>5.137483</text:p>
          </table:table-cell>
          <table:table-cell office:value-type="float" office:value="1.643695" calcext:value-type="float">
            <text:p>1.643695</text:p>
          </table:table-cell>
          <table:table-cell office:value-type="float" office:value="0" calcext:value-type="float">
            <text:p>0</text:p>
          </table:table-cell>
          <table:table-cell office:value-type="float" office:value="3715921" calcext:value-type="float">
            <text:p>37159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0</text:p>
          </table:table-cell>
          <table:table-cell office:value-type="float" office:value="4.857921" calcext:value-type="float">
            <text:p>4.857921</text:p>
          </table:table-cell>
          <table:table-cell office:value-type="float" office:value="1.193614" calcext:value-type="float">
            <text:p>1.193614</text:p>
          </table:table-cell>
          <table:table-cell office:value-type="float" office:value="0" calcext:value-type="float">
            <text:p>0</text:p>
          </table:table-cell>
          <table:table-cell office:value-type="float" office:value="2635502" calcext:value-type="float">
            <text:p>26355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1</text:p>
          </table:table-cell>
          <table:table-cell office:value-type="float" office:value="4.484618" calcext:value-type="float">
            <text:p>4.484618</text:p>
          </table:table-cell>
          <table:table-cell office:value-type="float" office:value="0.514224" calcext:value-type="float">
            <text:p>0.514224</text:p>
          </table:table-cell>
          <table:table-cell office:value-type="float" office:value="0" calcext:value-type="float">
            <text:p>0</text:p>
          </table:table-cell>
          <table:table-cell office:value-type="float" office:value="1959425" calcext:value-type="float">
            <text:p>19594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2</text:p>
          </table:table-cell>
          <table:table-cell office:value-type="float" office:value="4.526499" calcext:value-type="float">
            <text:p>4.526499</text:p>
          </table:table-cell>
          <table:table-cell office:value-type="float" office:value="0.845777" calcext:value-type="float">
            <text:p>0.845777</text:p>
          </table:table-cell>
          <table:table-cell office:value-type="float" office:value="0" calcext:value-type="float">
            <text:p>0</text:p>
          </table:table-cell>
          <table:table-cell office:value-type="float" office:value="2428326" calcext:value-type="float">
            <text:p>24283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3</text:p>
          </table:table-cell>
          <table:table-cell office:value-type="float" office:value="4.162842" calcext:value-type="float">
            <text:p>4.162842</text:p>
          </table:table-cell>
          <table:table-cell office:value-type="float" office:value="0.723878" calcext:value-type="float">
            <text:p>0.723878</text:p>
          </table:table-cell>
          <table:table-cell office:value-type="float" office:value="0" calcext:value-type="float">
            <text:p>0</text:p>
          </table:table-cell>
          <table:table-cell office:value-type="float" office:value="1705552" calcext:value-type="float">
            <text:p>17055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4</text:p>
          </table:table-cell>
          <table:table-cell office:value-type="float" office:value="4.250011" calcext:value-type="float">
            <text:p>4.250011</text:p>
          </table:table-cell>
          <table:table-cell office:value-type="float" office:value="0.986015" calcext:value-type="float">
            <text:p>0.986015</text:p>
          </table:table-cell>
          <table:table-cell office:value-type="float" office:value="0" calcext:value-type="float">
            <text:p>0</text:p>
          </table:table-cell>
          <table:table-cell office:value-type="float" office:value="1939347" calcext:value-type="float">
            <text:p>19393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5</text:p>
          </table:table-cell>
          <table:table-cell office:value-type="float" office:value="4.471597" calcext:value-type="float">
            <text:p>4.471597</text:p>
          </table:table-cell>
          <table:table-cell office:value-type="float" office:value="1.046572" calcext:value-type="float">
            <text:p>1.046572</text:p>
          </table:table-cell>
          <table:table-cell office:value-type="float" office:value="0" calcext:value-type="float">
            <text:p>0</text:p>
          </table:table-cell>
          <table:table-cell office:value-type="float" office:value="1870485" calcext:value-type="float">
            <text:p>18704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6</text:p>
          </table:table-cell>
          <table:table-cell office:value-type="float" office:value="5.237473" calcext:value-type="float">
            <text:p>5.237473</text:p>
          </table:table-cell>
          <table:table-cell office:value-type="float" office:value="2.817757" calcext:value-type="float">
            <text:p>2.817757</text:p>
          </table:table-cell>
          <table:table-cell office:value-type="float" office:value="0" calcext:value-type="float">
            <text:p>0</text:p>
          </table:table-cell>
          <table:table-cell office:value-type="float" office:value="3729826" calcext:value-type="float">
            <text:p>37298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7</text:p>
          </table:table-cell>
          <table:table-cell office:value-type="float" office:value="7.310898" calcext:value-type="float">
            <text:p>7.310898</text:p>
          </table:table-cell>
          <table:table-cell office:value-type="float" office:value="1.45466" calcext:value-type="float">
            <text:p>1.45466</text:p>
          </table:table-cell>
          <table:table-cell office:value-type="float" office:value="0" calcext:value-type="float">
            <text:p>0</text:p>
          </table:table-cell>
          <table:table-cell office:value-type="float" office:value="2407660" calcext:value-type="float">
            <text:p>24076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8</text:p>
          </table:table-cell>
          <table:table-cell office:value-type="float" office:value="13.346312" calcext:value-type="float">
            <text:p>13.346312</text:p>
          </table:table-cell>
          <table:table-cell office:value-type="float" office:value="3.283248" calcext:value-type="float">
            <text:p>3.283248</text:p>
          </table:table-cell>
          <table:table-cell office:value-type="float" office:value="0" calcext:value-type="float">
            <text:p>0</text:p>
          </table:table-cell>
          <table:table-cell office:value-type="float" office:value="2729329" calcext:value-type="float">
            <text:p>27293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29</text:p>
          </table:table-cell>
          <table:table-cell office:value-type="float" office:value="4.739206" calcext:value-type="float">
            <text:p>4.739206</text:p>
          </table:table-cell>
          <table:table-cell office:value-type="float" office:value="0.978806" calcext:value-type="float">
            <text:p>0.978806</text:p>
          </table:table-cell>
          <table:table-cell office:value-type="float" office:value="0" calcext:value-type="float">
            <text:p>0</text:p>
          </table:table-cell>
          <table:table-cell office:value-type="float" office:value="2144756" calcext:value-type="float">
            <text:p>21447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0</text:p>
          </table:table-cell>
          <table:table-cell office:value-type="float" office:value="4.609431" calcext:value-type="float">
            <text:p>4.609431</text:p>
          </table:table-cell>
          <table:table-cell office:value-type="float" office:value="0.944414" calcext:value-type="float">
            <text:p>0.944414</text:p>
          </table:table-cell>
          <table:table-cell office:value-type="float" office:value="0" calcext:value-type="float">
            <text:p>0</text:p>
          </table:table-cell>
          <table:table-cell office:value-type="float" office:value="2192568" calcext:value-type="float">
            <text:p>21925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1</text:p>
          </table:table-cell>
          <table:table-cell office:value-type="float" office:value="4.669775" calcext:value-type="float">
            <text:p>4.669775</text:p>
          </table:table-cell>
          <table:table-cell office:value-type="float" office:value="1.728973" calcext:value-type="float">
            <text:p>1.728973</text:p>
          </table:table-cell>
          <table:table-cell office:value-type="float" office:value="0" calcext:value-type="float">
            <text:p>0</text:p>
          </table:table-cell>
          <table:table-cell office:value-type="float" office:value="2519360" calcext:value-type="float">
            <text:p>25193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2</text:p>
          </table:table-cell>
          <table:table-cell office:value-type="float" office:value="12.548987" calcext:value-type="float">
            <text:p>12.548987</text:p>
          </table:table-cell>
          <table:table-cell office:value-type="float" office:value="1.581545" calcext:value-type="float">
            <text:p>1.581545</text:p>
          </table:table-cell>
          <table:table-cell office:value-type="float" office:value="0" calcext:value-type="float">
            <text:p>0</text:p>
          </table:table-cell>
          <table:table-cell office:value-type="float" office:value="2421451" calcext:value-type="float">
            <text:p>24214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3</text:p>
          </table:table-cell>
          <table:table-cell office:value-type="float" office:value="32.408767" calcext:value-type="float">
            <text:p>32.408767</text:p>
          </table:table-cell>
          <table:table-cell office:value-type="float" office:value="2.636878" calcext:value-type="float">
            <text:p>2.636878</text:p>
          </table:table-cell>
          <table:table-cell office:value-type="float" office:value="0" calcext:value-type="float">
            <text:p>0</text:p>
          </table:table-cell>
          <table:table-cell office:value-type="float" office:value="2414784" calcext:value-type="float">
            <text:p>24147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4</text:p>
          </table:table-cell>
          <table:table-cell office:value-type="float" office:value="10.711377" calcext:value-type="float">
            <text:p>10.711377</text:p>
          </table:table-cell>
          <table:table-cell office:value-type="float" office:value="4.898865" calcext:value-type="float">
            <text:p>4.898865</text:p>
          </table:table-cell>
          <table:table-cell office:value-type="float" office:value="0" calcext:value-type="float">
            <text:p>0</text:p>
          </table:table-cell>
          <table:table-cell office:value-type="float" office:value="5786942" calcext:value-type="float">
            <text:p>57869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5</text:p>
          </table:table-cell>
          <table:table-cell office:value-type="float" office:value="5.661224" calcext:value-type="float">
            <text:p>5.661224</text:p>
          </table:table-cell>
          <table:table-cell office:value-type="float" office:value="3.372178" calcext:value-type="float">
            <text:p>3.372178</text:p>
          </table:table-cell>
          <table:table-cell office:value-type="float" office:value="0" calcext:value-type="float">
            <text:p>0</text:p>
          </table:table-cell>
          <table:table-cell office:value-type="float" office:value="5064444" calcext:value-type="float">
            <text:p>50644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6</text:p>
          </table:table-cell>
          <table:table-cell office:value-type="float" office:value="5.416897" calcext:value-type="float">
            <text:p>5.416897</text:p>
          </table:table-cell>
          <table:table-cell office:value-type="float" office:value="2.19718" calcext:value-type="float">
            <text:p>2.19718</text:p>
          </table:table-cell>
          <table:table-cell office:value-type="float" office:value="0" calcext:value-type="float">
            <text:p>0</text:p>
          </table:table-cell>
          <table:table-cell office:value-type="float" office:value="2580919" calcext:value-type="float">
            <text:p>25809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3:25:37</text:p>
          </table:table-cell>
          <table:table-cell office:value-type="float" office:value="5.022294" calcext:value-type="float">
            <text:p>5.022294</text:p>
          </table:table-cell>
          <table:table-cell office:value-type="float" office:value="1.106324" calcext:value-type="float">
            <text:p>1.106324</text:p>
          </table:table-cell>
          <table:table-cell office:value-type="float" office:value="0" calcext:value-type="float">
            <text:p>0</text:p>
          </table:table-cell>
          <table:table-cell office:value-type="float" office:value="1635547" calcext:value-type="float">
            <text:p>163554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3:31:09.593914135</dc:date>
    <meta:editing-duration>PT4M28S</meta:editing-duration>
    <meta:editing-cycles>2</meta:editing-cycles>
    <meta:generator>LibreOffice/5.4.0.3$Linux_X86_64 LibreOffice_project/7556cbc6811c9d992f4064ab9287069087d7f62c</meta:generator>
    <meta:document-statistic meta:table-count="1" meta:cell-count="2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step.B1:step.D31" chart:data-source-has-labels="both" svg:x="0.32cm" svg:y="0.18cm" svg:width="13.361cm" svg:height="8.64cm">
          <chartooo:coordinate-region svg:x="1.167cm" svg:y="0.18cm" svg:width="12.514cm" svg:height="7.038cm"/>
          <chart:axis chart:dimension="x" chart:name="primary-x" chart:style-name="ch4" chartooo:axis-type="auto">
            <chartooo:date-scale/>
            <chart:categories table:cell-range-address="step.B2:step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C2:step.C31" chart:label-cell-address="step.C1:step.C1" chart:class="chart:bar">
            <chart:data-point chart:repeated="30"/>
          </chart:series>
          <chart:series chart:style-name="ch8" chart:values-cell-range-address="step.D2:step.D31" chart:label-cell-address="step.D1:step.D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25:08</text:p>
                <draw:g>
                  <svg:desc>step.B2:step.B31</svg:desc>
                </draw:g>
              </table:table-cell>
              <table:table-cell office:value-type="float" office:value="14.059571">
                <text:p>14.059571</text:p>
                <draw:g>
                  <svg:desc>step.C2:step.C31</svg:desc>
                </draw:g>
              </table:table-cell>
              <table:table-cell office:value-type="float" office:value="1.310673">
                <text:p>1.310673</text:p>
                <draw:g>
                  <svg:desc>step.D2:step.D31</svg:desc>
                </draw:g>
              </table:table-cell>
            </table:table-row>
            <table:table-row>
              <table:table-cell office:value-type="string">
                <text:p>13:25:09</text:p>
              </table:table-cell>
              <table:table-cell office:value-type="float" office:value="5.514625">
                <text:p>5.514625</text:p>
              </table:table-cell>
              <table:table-cell office:value-type="float" office:value="0.933957">
                <text:p>0.933957</text:p>
              </table:table-cell>
            </table:table-row>
            <table:table-row>
              <table:table-cell office:value-type="string">
                <text:p>13:25:10</text:p>
              </table:table-cell>
              <table:table-cell office:value-type="float" office:value="4.373307">
                <text:p>4.373307</text:p>
              </table:table-cell>
              <table:table-cell office:value-type="float" office:value="2.183671">
                <text:p>2.183671</text:p>
              </table:table-cell>
            </table:table-row>
            <table:table-row>
              <table:table-cell office:value-type="string">
                <text:p>13:25:11</text:p>
              </table:table-cell>
              <table:table-cell office:value-type="float" office:value="9.274924">
                <text:p>9.274924</text:p>
              </table:table-cell>
              <table:table-cell office:value-type="float" office:value="2.342662">
                <text:p>2.342662</text:p>
              </table:table-cell>
            </table:table-row>
            <table:table-row>
              <table:table-cell office:value-type="string">
                <text:p>13:25:12</text:p>
              </table:table-cell>
              <table:table-cell office:value-type="float" office:value="6.250985">
                <text:p>6.250985</text:p>
              </table:table-cell>
              <table:table-cell office:value-type="float" office:value="1.024862">
                <text:p>1.024862</text:p>
              </table:table-cell>
            </table:table-row>
            <table:table-row>
              <table:table-cell office:value-type="string">
                <text:p>13:25:13</text:p>
              </table:table-cell>
              <table:table-cell office:value-type="float" office:value="4.339157">
                <text:p>4.339157</text:p>
              </table:table-cell>
              <table:table-cell office:value-type="float" office:value="0.471613">
                <text:p>0.471613</text:p>
              </table:table-cell>
            </table:table-row>
            <table:table-row>
              <table:table-cell office:value-type="string">
                <text:p>13:25:14</text:p>
              </table:table-cell>
              <table:table-cell office:value-type="float" office:value="5.251342">
                <text:p>5.251342</text:p>
              </table:table-cell>
              <table:table-cell office:value-type="float" office:value="1.858326">
                <text:p>1.858326</text:p>
              </table:table-cell>
            </table:table-row>
            <table:table-row>
              <table:table-cell office:value-type="string">
                <text:p>13:25:15</text:p>
              </table:table-cell>
              <table:table-cell office:value-type="float" office:value="7.308687">
                <text:p>7.308687</text:p>
              </table:table-cell>
              <table:table-cell office:value-type="float" office:value="1.871056">
                <text:p>1.871056</text:p>
              </table:table-cell>
            </table:table-row>
            <table:table-row>
              <table:table-cell office:value-type="string">
                <text:p>13:25:16</text:p>
              </table:table-cell>
              <table:table-cell office:value-type="float" office:value="5.255099">
                <text:p>5.255099</text:p>
              </table:table-cell>
              <table:table-cell office:value-type="float" office:value="3.26673">
                <text:p>3.26673</text:p>
              </table:table-cell>
            </table:table-row>
            <table:table-row>
              <table:table-cell office:value-type="string">
                <text:p>13:25:17</text:p>
              </table:table-cell>
              <table:table-cell office:value-type="float" office:value="5.601636">
                <text:p>5.601636</text:p>
              </table:table-cell>
              <table:table-cell office:value-type="float" office:value="2.314104">
                <text:p>2.314104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4.206817">
                <text:p>4.206817</text:p>
              </table:table-cell>
              <table:table-cell office:value-type="float" office:value="0.975434">
                <text:p>0.975434</text:p>
              </table:table-cell>
            </table:table-row>
            <table:table-row>
              <table:table-cell office:value-type="string">
                <text:p>13:25:19</text:p>
              </table:table-cell>
              <table:table-cell office:value-type="float" office:value="5.137483">
                <text:p>5.137483</text:p>
              </table:table-cell>
              <table:table-cell office:value-type="float" office:value="1.643695">
                <text:p>1.643695</text:p>
              </table:table-cell>
            </table:table-row>
            <table:table-row>
              <table:table-cell office:value-type="string">
                <text:p>13:25:20</text:p>
              </table:table-cell>
              <table:table-cell office:value-type="float" office:value="4.857921">
                <text:p>4.857921</text:p>
              </table:table-cell>
              <table:table-cell office:value-type="float" office:value="1.193614">
                <text:p>1.193614</text:p>
              </table:table-cell>
            </table:table-row>
            <table:table-row>
              <table:table-cell office:value-type="string">
                <text:p>13:25:21</text:p>
              </table:table-cell>
              <table:table-cell office:value-type="float" office:value="4.484618">
                <text:p>4.484618</text:p>
              </table:table-cell>
              <table:table-cell office:value-type="float" office:value="0.514224">
                <text:p>0.514224</text:p>
              </table:table-cell>
            </table:table-row>
            <table:table-row>
              <table:table-cell office:value-type="string">
                <text:p>13:25:22</text:p>
              </table:table-cell>
              <table:table-cell office:value-type="float" office:value="4.526499">
                <text:p>4.526499</text:p>
              </table:table-cell>
              <table:table-cell office:value-type="float" office:value="0.845777">
                <text:p>0.845777</text:p>
              </table:table-cell>
            </table:table-row>
            <table:table-row>
              <table:table-cell office:value-type="string">
                <text:p>13:25:23</text:p>
              </table:table-cell>
              <table:table-cell office:value-type="float" office:value="4.162842">
                <text:p>4.162842</text:p>
              </table:table-cell>
              <table:table-cell office:value-type="float" office:value="0.723878">
                <text:p>0.723878</text:p>
              </table:table-cell>
            </table:table-row>
            <table:table-row>
              <table:table-cell office:value-type="string">
                <text:p>13:25:24</text:p>
              </table:table-cell>
              <table:table-cell office:value-type="float" office:value="4.250011">
                <text:p>4.250011</text:p>
              </table:table-cell>
              <table:table-cell office:value-type="float" office:value="0.986015">
                <text:p>0.986015</text:p>
              </table:table-cell>
            </table:table-row>
            <table:table-row>
              <table:table-cell office:value-type="string">
                <text:p>13:25:25</text:p>
              </table:table-cell>
              <table:table-cell office:value-type="float" office:value="4.471597">
                <text:p>4.471597</text:p>
              </table:table-cell>
              <table:table-cell office:value-type="float" office:value="1.046572">
                <text:p>1.046572</text:p>
              </table:table-cell>
            </table:table-row>
            <table:table-row>
              <table:table-cell office:value-type="string">
                <text:p>13:25:26</text:p>
              </table:table-cell>
              <table:table-cell office:value-type="float" office:value="5.237473">
                <text:p>5.237473</text:p>
              </table:table-cell>
              <table:table-cell office:value-type="float" office:value="2.817757">
                <text:p>2.817757</text:p>
              </table:table-cell>
            </table:table-row>
            <table:table-row>
              <table:table-cell office:value-type="string">
                <text:p>13:25:27</text:p>
              </table:table-cell>
              <table:table-cell office:value-type="float" office:value="7.310898">
                <text:p>7.310898</text:p>
              </table:table-cell>
              <table:table-cell office:value-type="float" office:value="1.45466">
                <text:p>1.45466</text:p>
              </table:table-cell>
            </table:table-row>
            <table:table-row>
              <table:table-cell office:value-type="string">
                <text:p>13:25:28</text:p>
              </table:table-cell>
              <table:table-cell office:value-type="float" office:value="13.346312">
                <text:p>13.346312</text:p>
              </table:table-cell>
              <table:table-cell office:value-type="float" office:value="3.283248">
                <text:p>3.283248</text:p>
              </table:table-cell>
            </table:table-row>
            <table:table-row>
              <table:table-cell office:value-type="string">
                <text:p>13:25:29</text:p>
              </table:table-cell>
              <table:table-cell office:value-type="float" office:value="4.739206">
                <text:p>4.739206</text:p>
              </table:table-cell>
              <table:table-cell office:value-type="float" office:value="0.978806">
                <text:p>0.978806</text:p>
              </table:table-cell>
            </table:table-row>
            <table:table-row>
              <table:table-cell office:value-type="string">
                <text:p>13:25:30</text:p>
              </table:table-cell>
              <table:table-cell office:value-type="float" office:value="4.609431">
                <text:p>4.609431</text:p>
              </table:table-cell>
              <table:table-cell office:value-type="float" office:value="0.944414">
                <text:p>0.944414</text:p>
              </table:table-cell>
            </table:table-row>
            <table:table-row>
              <table:table-cell office:value-type="string">
                <text:p>13:25:31</text:p>
              </table:table-cell>
              <table:table-cell office:value-type="float" office:value="4.669775">
                <text:p>4.669775</text:p>
              </table:table-cell>
              <table:table-cell office:value-type="float" office:value="1.728973">
                <text:p>1.728973</text:p>
              </table:table-cell>
            </table:table-row>
            <table:table-row>
              <table:table-cell office:value-type="string">
                <text:p>13:25:32</text:p>
              </table:table-cell>
              <table:table-cell office:value-type="float" office:value="12.548987">
                <text:p>12.548987</text:p>
              </table:table-cell>
              <table:table-cell office:value-type="float" office:value="1.581545">
                <text:p>1.581545</text:p>
              </table:table-cell>
            </table:table-row>
            <table:table-row>
              <table:table-cell office:value-type="string">
                <text:p>13:25:33</text:p>
              </table:table-cell>
              <table:table-cell office:value-type="float" office:value="32.408767">
                <text:p>32.408767</text:p>
              </table:table-cell>
              <table:table-cell office:value-type="float" office:value="2.636878">
                <text:p>2.636878</text:p>
              </table:table-cell>
            </table:table-row>
            <table:table-row>
              <table:table-cell office:value-type="string">
                <text:p>13:25:34</text:p>
              </table:table-cell>
              <table:table-cell office:value-type="float" office:value="10.711377">
                <text:p>10.711377</text:p>
              </table:table-cell>
              <table:table-cell office:value-type="float" office:value="4.898865">
                <text:p>4.898865</text:p>
              </table:table-cell>
            </table:table-row>
            <table:table-row>
              <table:table-cell office:value-type="string">
                <text:p>13:25:35</text:p>
              </table:table-cell>
              <table:table-cell office:value-type="float" office:value="5.661224">
                <text:p>5.661224</text:p>
              </table:table-cell>
              <table:table-cell office:value-type="float" office:value="3.372178">
                <text:p>3.372178</text:p>
              </table:table-cell>
            </table:table-row>
            <table:table-row>
              <table:table-cell office:value-type="string">
                <text:p>13:25:36</text:p>
              </table:table-cell>
              <table:table-cell office:value-type="float" office:value="5.416897">
                <text:p>5.416897</text:p>
              </table:table-cell>
              <table:table-cell office:value-type="float" office:value="2.19718">
                <text:p>2.19718</text:p>
              </table:table-cell>
            </table:table-row>
            <table:table-row>
              <table:table-cell office:value-type="string">
                <text:p>13:25:37</text:p>
              </table:table-cell>
              <table:table-cell office:value-type="float" office:value="5.022294">
                <text:p>5.022294</text:p>
              </table:table-cell>
              <table:table-cell office:value-type="float" office:value="1.106324">
                <text:p>1.106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step.B2:step.B31 step.G1:step.G31" chart:data-source-has-labels="both" svg:x="0.32cm" svg:y="0.18cm" svg:width="12.726cm" svg:height="8.64cm">
          <chartooo:coordinate-region svg:x="1.178cm" svg:y="0.18cm" svg:width="11.868cm" svg:height="7.038cm"/>
          <chart:axis chart:dimension="x" chart:name="primary-x" chart:style-name="ch4" chartooo:axis-type="auto">
            <chartooo:date-scale/>
            <chart:categories table:cell-range-address="step.B2:step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G2:step.G31" chart:label-cell-address="step.G1:step.G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25:08</text:p>
                <draw:g>
                  <svg:desc>step.B2:step.B31</svg:desc>
                </draw:g>
              </table:table-cell>
              <table:table-cell office:value-type="float" office:value="40">
                <text:p>40</text:p>
                <draw:g>
                  <svg:desc>step.G2:step.G31</svg:desc>
                </draw:g>
              </table:table-cell>
            </table:table-row>
            <table:table-row>
              <table:table-cell office:value-type="string">
                <text:p>13:25: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25: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step.B2:step.B31 step.F1:step.F31" chart:data-source-has-labels="both" svg:x="0.32cm" svg:y="0.18cm" svg:width="13.758cm" svg:height="8.64cm">
          <chartooo:coordinate-region svg:x="1.867cm" svg:y="0.18cm" svg:width="12.211cm" svg:height="7.038cm"/>
          <chart:axis chart:dimension="x" chart:name="primary-x" chart:style-name="ch4" chartooo:axis-type="auto">
            <chartooo:date-scale/>
            <chart:categories table:cell-range-address="step.B2:step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F2:step.F31" chart:label-cell-address="step.F1:step.F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step.F1:ste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25:08</text:p>
                <draw:g>
                  <svg:desc>step.B2:step.B31</svg:desc>
                </draw:g>
              </table:table-cell>
              <table:table-cell office:value-type="float" office:value="1270825">
                <text:p>1270825</text:p>
                <draw:g>
                  <svg:desc>step.F2:step.F31</svg:desc>
                </draw:g>
              </table:table-cell>
            </table:table-row>
            <table:table-row>
              <table:table-cell office:value-type="string">
                <text:p>13:25:09</text:p>
              </table:table-cell>
              <table:table-cell office:value-type="float" office:value="1744897">
                <text:p>1744897</text:p>
              </table:table-cell>
            </table:table-row>
            <table:table-row>
              <table:table-cell office:value-type="string">
                <text:p>13:25:10</text:p>
              </table:table-cell>
              <table:table-cell office:value-type="float" office:value="4086203">
                <text:p>4086203</text:p>
              </table:table-cell>
            </table:table-row>
            <table:table-row>
              <table:table-cell office:value-type="string">
                <text:p>13:25:11</text:p>
              </table:table-cell>
              <table:table-cell office:value-type="float" office:value="3501078">
                <text:p>3501078</text:p>
              </table:table-cell>
            </table:table-row>
            <table:table-row>
              <table:table-cell office:value-type="string">
                <text:p>13:25:12</text:p>
              </table:table-cell>
              <table:table-cell office:value-type="float" office:value="1894588">
                <text:p>1894588</text:p>
              </table:table-cell>
            </table:table-row>
            <table:table-row>
              <table:table-cell office:value-type="string">
                <text:p>13:25:13</text:p>
              </table:table-cell>
              <table:table-cell office:value-type="float" office:value="1488524">
                <text:p>1488524</text:p>
              </table:table-cell>
            </table:table-row>
            <table:table-row>
              <table:table-cell office:value-type="string">
                <text:p>13:25:14</text:p>
              </table:table-cell>
              <table:table-cell office:value-type="float" office:value="3487874">
                <text:p>3487874</text:p>
              </table:table-cell>
            </table:table-row>
            <table:table-row>
              <table:table-cell office:value-type="string">
                <text:p>13:25:15</text:p>
              </table:table-cell>
              <table:table-cell office:value-type="float" office:value="3628904">
                <text:p>3628904</text:p>
              </table:table-cell>
            </table:table-row>
            <table:table-row>
              <table:table-cell office:value-type="string">
                <text:p>13:25:16</text:p>
              </table:table-cell>
              <table:table-cell office:value-type="float" office:value="7141631">
                <text:p>7141631</text:p>
              </table:table-cell>
            </table:table-row>
            <table:table-row>
              <table:table-cell office:value-type="string">
                <text:p>13:25:17</text:p>
              </table:table-cell>
              <table:table-cell office:value-type="float" office:value="3716833">
                <text:p>3716833</text:p>
              </table:table-cell>
            </table:table-row>
            <table:table-row>
              <table:table-cell office:value-type="string">
                <text:p>13:25:18</text:p>
              </table:table-cell>
              <table:table-cell office:value-type="float" office:value="2190819">
                <text:p>2190819</text:p>
              </table:table-cell>
            </table:table-row>
            <table:table-row>
              <table:table-cell office:value-type="string">
                <text:p>13:25:19</text:p>
              </table:table-cell>
              <table:table-cell office:value-type="float" office:value="3715921">
                <text:p>3715921</text:p>
              </table:table-cell>
            </table:table-row>
            <table:table-row>
              <table:table-cell office:value-type="string">
                <text:p>13:25:20</text:p>
              </table:table-cell>
              <table:table-cell office:value-type="float" office:value="2635502">
                <text:p>2635502</text:p>
              </table:table-cell>
            </table:table-row>
            <table:table-row>
              <table:table-cell office:value-type="string">
                <text:p>13:25:21</text:p>
              </table:table-cell>
              <table:table-cell office:value-type="float" office:value="1959425">
                <text:p>1959425</text:p>
              </table:table-cell>
            </table:table-row>
            <table:table-row>
              <table:table-cell office:value-type="string">
                <text:p>13:25:22</text:p>
              </table:table-cell>
              <table:table-cell office:value-type="float" office:value="2428326">
                <text:p>2428326</text:p>
              </table:table-cell>
            </table:table-row>
            <table:table-row>
              <table:table-cell office:value-type="string">
                <text:p>13:25:23</text:p>
              </table:table-cell>
              <table:table-cell office:value-type="float" office:value="1705552">
                <text:p>1705552</text:p>
              </table:table-cell>
            </table:table-row>
            <table:table-row>
              <table:table-cell office:value-type="string">
                <text:p>13:25:24</text:p>
              </table:table-cell>
              <table:table-cell office:value-type="float" office:value="1939347">
                <text:p>1939347</text:p>
              </table:table-cell>
            </table:table-row>
            <table:table-row>
              <table:table-cell office:value-type="string">
                <text:p>13:25:25</text:p>
              </table:table-cell>
              <table:table-cell office:value-type="float" office:value="1870485">
                <text:p>1870485</text:p>
              </table:table-cell>
            </table:table-row>
            <table:table-row>
              <table:table-cell office:value-type="string">
                <text:p>13:25:26</text:p>
              </table:table-cell>
              <table:table-cell office:value-type="float" office:value="3729826">
                <text:p>3729826</text:p>
              </table:table-cell>
            </table:table-row>
            <table:table-row>
              <table:table-cell office:value-type="string">
                <text:p>13:25:27</text:p>
              </table:table-cell>
              <table:table-cell office:value-type="float" office:value="2407660">
                <text:p>2407660</text:p>
              </table:table-cell>
            </table:table-row>
            <table:table-row>
              <table:table-cell office:value-type="string">
                <text:p>13:25:28</text:p>
              </table:table-cell>
              <table:table-cell office:value-type="float" office:value="2729329">
                <text:p>2729329</text:p>
              </table:table-cell>
            </table:table-row>
            <table:table-row>
              <table:table-cell office:value-type="string">
                <text:p>13:25:29</text:p>
              </table:table-cell>
              <table:table-cell office:value-type="float" office:value="2144756">
                <text:p>2144756</text:p>
              </table:table-cell>
            </table:table-row>
            <table:table-row>
              <table:table-cell office:value-type="string">
                <text:p>13:25:30</text:p>
              </table:table-cell>
              <table:table-cell office:value-type="float" office:value="2192568">
                <text:p>2192568</text:p>
              </table:table-cell>
            </table:table-row>
            <table:table-row>
              <table:table-cell office:value-type="string">
                <text:p>13:25:31</text:p>
              </table:table-cell>
              <table:table-cell office:value-type="float" office:value="2519360">
                <text:p>2519360</text:p>
              </table:table-cell>
            </table:table-row>
            <table:table-row>
              <table:table-cell office:value-type="string">
                <text:p>13:25:32</text:p>
              </table:table-cell>
              <table:table-cell office:value-type="float" office:value="2421451">
                <text:p>2421451</text:p>
              </table:table-cell>
            </table:table-row>
            <table:table-row>
              <table:table-cell office:value-type="string">
                <text:p>13:25:33</text:p>
              </table:table-cell>
              <table:table-cell office:value-type="float" office:value="2414784">
                <text:p>2414784</text:p>
              </table:table-cell>
            </table:table-row>
            <table:table-row>
              <table:table-cell office:value-type="string">
                <text:p>13:25:34</text:p>
              </table:table-cell>
              <table:table-cell office:value-type="float" office:value="5786942">
                <text:p>5786942</text:p>
              </table:table-cell>
            </table:table-row>
            <table:table-row>
              <table:table-cell office:value-type="string">
                <text:p>13:25:35</text:p>
              </table:table-cell>
              <table:table-cell office:value-type="float" office:value="5064444">
                <text:p>5064444</text:p>
              </table:table-cell>
            </table:table-row>
            <table:table-row>
              <table:table-cell office:value-type="string">
                <text:p>13:25:36</text:p>
              </table:table-cell>
              <table:table-cell office:value-type="float" office:value="2580919">
                <text:p>2580919</text:p>
              </table:table-cell>
            </table:table-row>
            <table:table-row>
              <table:table-cell office:value-type="string">
                <text:p>13:25:37</text:p>
              </table:table-cell>
              <table:table-cell office:value-type="float" office:value="1635547">
                <text:p>16355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step.G1:step.G31 step.C1:step.D31" chart:data-source-has-labels="row" svg:x="0.32cm" svg:y="0.18cm" svg:width="13.361cm" svg:height="8.64cm">
          <chartooo:coordinate-region svg:x="0.941cm" svg:y="0.353cm" svg:width="12.553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.C2:step.C31" chart:label-cell-address="step.C1:step.C1" chart:class="chart:scatter">
            <chart:domain table:cell-range-address="step.G2:step.G31"/>
            <chart:data-point chart:repeated="30"/>
          </chart:series>
          <chart:series chart:style-name="ch7" chart:values-cell-range-address="step.D2:step.D31" chart:label-cell-address="step.D1:step.D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tep.G2:step.G31</svg:desc>
                </draw:g>
              </table:table-cell>
              <table:table-cell office:value-type="float" office:value="14.059571">
                <text:p>14.059571</text:p>
                <draw:g>
                  <svg:desc>step.C2:step.C31</svg:desc>
                </draw:g>
              </table:table-cell>
              <table:table-cell office:value-type="float" office:value="1.310673">
                <text:p>1.310673</text:p>
                <draw:g>
                  <svg:desc>step.D2:step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5.514625">
                <text:p>5.514625</text:p>
              </table:table-cell>
              <table:table-cell office:value-type="float" office:value="0.933957">
                <text:p>0.933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4.373307">
                <text:p>4.373307</text:p>
              </table:table-cell>
              <table:table-cell office:value-type="float" office:value="2.183671">
                <text:p>2.183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9.274924">
                <text:p>9.274924</text:p>
              </table:table-cell>
              <table:table-cell office:value-type="float" office:value="2.342662">
                <text:p>2.342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6.250985">
                <text:p>6.250985</text:p>
              </table:table-cell>
              <table:table-cell office:value-type="float" office:value="1.024862">
                <text:p>1.024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4.339157">
                <text:p>4.339157</text:p>
              </table:table-cell>
              <table:table-cell office:value-type="float" office:value="0.471613">
                <text:p>0.471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5.251342">
                <text:p>5.251342</text:p>
              </table:table-cell>
              <table:table-cell office:value-type="float" office:value="1.858326">
                <text:p>1.858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7.308687">
                <text:p>7.308687</text:p>
              </table:table-cell>
              <table:table-cell office:value-type="float" office:value="1.871056">
                <text:p>1.871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.255099">
                <text:p>5.255099</text:p>
              </table:table-cell>
              <table:table-cell office:value-type="float" office:value="3.26673">
                <text:p>3.26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5.601636">
                <text:p>5.601636</text:p>
              </table:table-cell>
              <table:table-cell office:value-type="float" office:value="2.314104">
                <text:p>2.314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4.206817">
                <text:p>4.206817</text:p>
              </table:table-cell>
              <table:table-cell office:value-type="float" office:value="0.975434">
                <text:p>0.975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5.137483">
                <text:p>5.137483</text:p>
              </table:table-cell>
              <table:table-cell office:value-type="float" office:value="1.643695">
                <text:p>1.643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4.857921">
                <text:p>4.857921</text:p>
              </table:table-cell>
              <table:table-cell office:value-type="float" office:value="1.193614">
                <text:p>1.193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.484618">
                <text:p>4.484618</text:p>
              </table:table-cell>
              <table:table-cell office:value-type="float" office:value="0.514224">
                <text:p>0.514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4.526499">
                <text:p>4.526499</text:p>
              </table:table-cell>
              <table:table-cell office:value-type="float" office:value="0.845777">
                <text:p>0.845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4.162842">
                <text:p>4.162842</text:p>
              </table:table-cell>
              <table:table-cell office:value-type="float" office:value="0.723878">
                <text:p>0.723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4.250011">
                <text:p>4.250011</text:p>
              </table:table-cell>
              <table:table-cell office:value-type="float" office:value="0.986015">
                <text:p>0.986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.471597">
                <text:p>4.471597</text:p>
              </table:table-cell>
              <table:table-cell office:value-type="float" office:value="1.046572">
                <text:p>1.046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5.237473">
                <text:p>5.237473</text:p>
              </table:table-cell>
              <table:table-cell office:value-type="float" office:value="2.817757">
                <text:p>2.817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7.310898">
                <text:p>7.310898</text:p>
              </table:table-cell>
              <table:table-cell office:value-type="float" office:value="1.45466">
                <text:p>1.45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13.346312">
                <text:p>13.346312</text:p>
              </table:table-cell>
              <table:table-cell office:value-type="float" office:value="3.283248">
                <text:p>3.283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4.739206">
                <text:p>4.739206</text:p>
              </table:table-cell>
              <table:table-cell office:value-type="float" office:value="0.978806">
                <text:p>0.978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4.609431">
                <text:p>4.609431</text:p>
              </table:table-cell>
              <table:table-cell office:value-type="float" office:value="0.944414">
                <text:p>0.944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.669775">
                <text:p>4.669775</text:p>
              </table:table-cell>
              <table:table-cell office:value-type="float" office:value="1.728973">
                <text:p>1.728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12.548987">
                <text:p>12.548987</text:p>
              </table:table-cell>
              <table:table-cell office:value-type="float" office:value="1.581545">
                <text:p>1.581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32.408767">
                <text:p>32.408767</text:p>
              </table:table-cell>
              <table:table-cell office:value-type="float" office:value="2.636878">
                <text:p>2.636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0.711377">
                <text:p>10.711377</text:p>
              </table:table-cell>
              <table:table-cell office:value-type="float" office:value="4.898865">
                <text:p>4.898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5.661224">
                <text:p>5.661224</text:p>
              </table:table-cell>
              <table:table-cell office:value-type="float" office:value="3.372178">
                <text:p>3.372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5.416897">
                <text:p>5.416897</text:p>
              </table:table-cell>
              <table:table-cell office:value-type="float" office:value="2.19718">
                <text:p>2.19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.022294">
                <text:p>5.022294</text:p>
              </table:table-cell>
              <table:table-cell office:value-type="float" office:value="1.106324">
                <text:p>1.1063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